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5.797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6.445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11.7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4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2.173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7.161cm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subtitle" style:list-style-name="L2">
      <style:graphic-properties draw:fill-color="#ffffff" draw:auto-grow-height="true" fo:min-height="12.179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>
      <style:graphic-properties draw:fill-color="#ffffff" draw:textarea-vertical-align="middle" fo:min-height="13.761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outline1">
      <style:graphic-properties draw:textarea-vertical-align="middle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Liberation Mono" fo:font-size="20pt" style:font-size-asian="20pt" style:font-size-complex="20pt"/>
    </style:style>
    <style:style style:name="P12" style:family="paragraph">
      <loext:graphic-properties draw:fill-color="#ffffff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Arial1" fo:font-size="28pt" style:font-size-asian="28pt" style:font-size-complex="28pt"/>
    </style:style>
    <style:style style:name="T3" style:family="text">
      <style:text-properties style:font-name="Arial1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Mono"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99cc66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fo:color="#99cc66" fo:font-size="8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99cc66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99cc66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99cc66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99cc66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99cc66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99cc66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99cc66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99cc66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99cc66" fo:font-size="45%"/>
      </text:list-level-style-bullet>
    </text:list-style>
    <text:list-style style:name="L7">
      <text:list-level-style-bullet text:level="1" text:bullet-char="✗">
        <style:list-level-properties text:space-before="0.3cm" text:min-label-width="0.9cm"/>
        <style:text-properties fo:font-family="StarSymbol" style:font-charset="x-symbol" fo:color="#99cc66" fo:font-size="8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99cc66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99cc66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99cc66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99cc66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99cc66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99cc66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99cc66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99cc66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draw:style-name="gr1" draw:text-style-name="P2" draw:layer="layout" svg:width="23.6cm" svg:height="12.6cm" svg:x="2.2cm" svg:y="5.2cm">
          <draw:text-box>
            <text:p text:style-name="P1"><text:span text:style-name="T1">P0545</text:span></text:p>
            <text:p text:style-name="P1"><text:span text:style-name="T1">Supporting offsetof for Stable-layout </text:span><text:span text:style-name="T1">Classes</text:span></text:p>
            <text:p text:style-name="P1"><text:span text:style-name="T2"/></text:p>
            <text:p text:style-name="P1"><text:span text:style-name="T3">Author: Andrey Semashev</text:span></text:p>
            <text:p text:style-name="P1"><text:span text:style-name="T3">Presenter: Walter E. Brow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2" draw:text-style-name="P4" draw:layer="layout" svg:width="20cm" svg:height="2cm" svg:x="1.4cm" svg:y="1.6cm" presentation:class="title">
          <draw:text-box>
            <text:p><text:span text:style-name="T4">What Is Being Proposed?</text:span></text:p>
          </draw:text-box>
        </draw:frame>
        <draw:frame presentation:style-name="pr3" draw:text-style-name="P6" draw:layer="layout" svg:width="25.2cm" svg:height="12.179cm" svg:x="1.4cm" svg:y="5cm" presentation:class="subtitle">
          <draw:text-box>
            <text:list text:style-name="L3">
              <text:list-item>
                <text:p text:style-name="P5"><text:span text:style-name="T5">Introduce Stable-layout Classes</text:span></text:p>
              </text:list-item>
              <text:list-item>
                <text:p text:style-name="P5"><text:span text:style-name="T5">Enable offsetof for Stable-layout Classes</text:span></text:p>
              </text:list-item>
              <text:list-item>
                <text:p text:style-name="P5"><text:span text:style-name="T5">Add type traits for Stable-layout Classe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Why Is This Proposed?</text:span></text:p>
          </draw:text-box>
        </draw:frame>
        <draw:frame presentation:style-name="pr5" draw:text-style-name="P8" draw:layer="layout" svg:width="25.2cm" svg:height="13.761cm" svg:x="1.4cm" svg:y="4.209cm" presentation:class="subtitle" presentation:user-transformed="true">
          <draw:text-box>
            <text:p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list text:style-name="L4">
              <text:list-item>
                <text:p text:style-name="P7"><text:span text:style-name="T6">Guarantee contiguous and fixed binary layout of some non-standard-layout types</text:span></text:p>
              </text:list-item>
              <text:list-item>
                <text:p text:style-name="P7"><text:span text:style-name="T6">Allow obtaining offsets of members of some non-standard-layout types</text:span></text:p>
              </text:list-item>
              <text:list-item>
                <text:p text:style-name="P7"><text:span text:style-name="T6">Faster serialization/deserialization of select members (IPC, file storage, etc.)</text:span></text:p>
              </text:list-item>
              <text:list-item>
                <text:p text:style-name="P7"><text:span text:style-name="T6">Less code, better maintainability</text:span></text:p>
              </text:list-item>
            </text:list>
          </draw:text-box>
        </draw:frame>
        <draw:frame draw:style-name="gr3" draw:text-style-name="P9" draw:layer="layout" svg:width="19.8cm" svg:height="1.187cm" svg:x="4.6cm" svg:y="7.2cm">
          <draw:text-box>
            <text:p/>
          </draw:text-box>
        </draw:frame>
        <draw:frame draw:style-name="gr4" draw:text-style-name="P11" draw:layer="layout" svg:width="18.2cm" svg:height="6.047cm" svg:x="4.689cm" svg:y="5.353cm">
          <draw:text-box>
            <text:p text:style-name="P10"><text:span text:style-name="T7">struct A {</text:span></text:p>
            <text:p text:style-name="P10"><text:span text:style-name="T7"><text:s text:c="4"/></text:span><text:span text:style-name="T7">int a;</text:span></text:p>
            <text:p text:style-name="P10"><text:span text:style-name="T7">};</text:span></text:p>
            <text:p text:style-name="P10"><text:span text:style-name="T7"/></text:p>
            <text:p text:style-name="P10"><text:span text:style-name="T7">struct B : A {</text:span></text:p>
            <text:p text:style-name="P10"><text:span text:style-name="T7"><text:s text:c="4"/></text:span><text:span text:style-name="T7">int b;</text:span></text:p>
            <text:p text:style-name="P10"><text:span text:style-name="T7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Trivially-copyable Classes</text:span></text:p>
          </draw:text-box>
        </draw:frame>
        <draw:frame presentation:style-name="pr7" draw:layer="layout" svg:width="12.297cm" svg:height="12.179cm" svg:x="1.4cm" svg:y="5cm" presentation:class="outline">
          <draw:text-box>
            <text:list text:style-name="L5">
              <text:list-item>
                <text:p>Already have contiguous storage</text:p>
              </text:list-item>
              <text:list-item>
                <text:p>Trivial copyability guarantees stable binary layout</text:p>
                <text:p/>
              </text:list-item>
            </text:list>
            <text:list text:style-name="L6">
              <text:list-item>
                <text:p>Can be supported by offsetof as is (unnecessary limitation in offsetof specification)</text:p>
              </text:list-item>
            </text:list>
          </draw:text-box>
        </draw:frame>
        <draw:frame draw:style-name="gr5" draw:text-style-name="P11" draw:layer="layout" svg:width="12.4cm" svg:height="7.451cm" svg:x="14.2cm" svg:y="5cm">
          <draw:text-box>
            <text:p text:style-name="P10"><text:span text:style-name="T7">B b1, b2;</text:span></text:p>
            <text:p text:style-name="P10"><text:span text:style-name="T7">int* p = &amp;b2.b;</text:span></text:p>
            <text:p text:style-name="P10"><text:span text:style-name="T7"/></text:p>
            <text:p text:style-name="P10"><text:span text:style-name="T7">b1.a = 1;</text:span></text:p>
            <text:p text:style-name="P10"><text:span text:style-name="T7">b1.b = 2;</text:span></text:p>
            <text:p text:style-name="P10"><text:span text:style-name="T7"/></text:p>
            <text:p text:style-name="P10"><text:span text:style-name="T7">memcpy(&amp;b2, &amp;b1, sizeof(B));</text:span></text:p>
            <text:p text:style-name="P10"><text:span text:style-name="T7"/></text:p>
            <text:p text:style-name="P10"><text:span text:style-name="T7">assert(*p == 2)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Non-trivially-copyable Classes</text:span></text:p>
          </draw:text-box>
        </draw:frame>
        <draw:frame presentation:style-name="pr7" draw:text-style-name="P13" draw:layer="layout" svg:width="12.297cm" svg:height="12.179cm" svg:x="1.4cm" svg:y="5cm" presentation:class="outline">
          <draw:text-box>
            <text:list text:style-name="L5">
              <text:list-item>
                <text:p><text:span text:style-name="T8">Presence of special functions </text:span><text:span text:style-name="T8">does not affect binary layout (as </text:span><text:span text:style-name="T8">per ABI)</text:span></text:p>
              </text:list-item>
              <text:list-item>
                <text:p><text:span text:style-name="T8">Compilers (gcc, clang, MSVC) </text:span><text:span text:style-name="T8">support offsetof with it</text:span></text:p>
              </text:list-item>
              <text:list-item>
                <text:p><text:span text:style-name="T8">Structs like C are useful for IPC </text:span><text:span text:style-name="T8">(there is demand)</text:span></text:p>
                <text:p><text:span text:style-name="T8"/></text:p>
              </text:list-item>
            </text:list>
            <text:list text:style-name="L6">
              <text:list-item>
                <text:p><text:span text:style-name="T8">Proposed to be supported by </text:span><text:span text:style-name="T8">offsetof</text:span></text:p>
              </text:list-item>
            </text:list>
          </draw:text-box>
        </draw:frame>
        <draw:frame draw:style-name="gr6" draw:text-style-name="P11" draw:layer="layout" svg:width="12.4cm" svg:height="12cm" svg:x="14.2cm" svg:y="5cm">
          <draw:text-box>
            <text:p text:style-name="P10"><text:span text:style-name="T7">struct C : public A {</text:span></text:p>
            <text:p text:style-name="P10"><text:span text:style-name="T7"><text:s text:c="4"/></text:span><text:span text:style-name="T7">int c;</text:span></text:p>
            <text:p text:style-name="P10"><text:span text:style-name="T7"><text:s text:c="4"/></text:span><text:span text:style-name="T7">char str[1024];</text:span></text:p>
            <text:p text:style-name="P10"><text:span text:style-name="T7"/></text:p>
            <text:p text:style-name="P10"><text:span text:style-name="T7"><text:s text:c="4"/></text:span><text:span text:style-name="T7">C() : c(10) {</text:span></text:p>
            <text:p text:style-name="P10"><text:span text:style-name="T7"><text:s text:c="8"/></text:span><text:span text:style-name="T7">str[0] = '\0';</text:span></text:p>
            <text:p text:style-name="P10"><text:span text:style-name="T7"><text:s text:c="4"/></text:span><text:span text:style-name="T7">}</text:span></text:p>
            <text:p text:style-name="P10"><text:span text:style-name="T7"/></text:p>
            <text:p text:style-name="P10"><text:span text:style-name="T7"><text:s text:c="4"/></text:span><text:span text:style-name="T7">C(C const&amp; that) :</text:span></text:p>
            <text:p text:style-name="P10"><text:span text:style-name="T7"><text:s text:c="8"/></text:span><text:span text:style-name="T7">c(that.c) {</text:span></text:p>
            <text:p text:style-name="P10"><text:span text:style-name="T7"><text:s text:c="8"/></text:span><text:span text:style-name="T7">strcpy(</text:span></text:p>
            <text:p text:style-name="P10"><text:span text:style-name="T7"><text:s text:c="12"/></text:span><text:span text:style-name="T7">str, that.str);</text:span></text:p>
            <text:p text:style-name="P10"><text:span text:style-name="T7"><text:s text:c="4"/></text:span><text:span text:style-name="T7">}</text:span></text:p>
            <text:p text:style-name="P10"><text:span text:style-name="T7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Classes with Virtual Functions</text:span></text:p>
          </draw:text-box>
        </draw:frame>
        <draw:frame presentation:style-name="pr7" draw:text-style-name="P4" draw:layer="layout" svg:width="12.297cm" svg:height="12.179cm" svg:x="1.4cm" svg:y="5cm" presentation:class="outline" presentation:user-transformed="true">
          <draw:text-box>
            <text:list text:style-name="L5">
              <text:list-item>
                <text:p><text:span text:style-name="T4">Virtual functions affect binary </text:span><text:span text:style-name="T4">layout</text:span></text:p>
              </text:list-item>
              <text:list-item>
                <text:p><text:span text:style-name="T4">But the layout is still stable in </text:span><text:span text:style-name="T4">most conventional ABIs</text:span></text:p>
              </text:list-item>
              <text:list-item>
                <text:p><text:span text:style-name="T4">Are there other </text:span><text:span text:style-name="T4">implementations?</text:span></text:p>
              </text:list-item>
              <text:list-item>
                <text:p><text:span text:style-name="T4">Compilers (gcc, clang, MSVC) </text:span><text:span text:style-name="T4">support offsetof with such </text:span><text:span text:style-name="T4">classes</text:span></text:p>
              </text:list-item>
              <text:list-item>
                <text:p><text:span text:style-name="T4">Not useful for IPC</text:span></text:p>
                <text:p><text:span text:style-name="T4"/></text:p>
              </text:list-item>
            </text:list>
            <text:list text:style-name="L7">
              <text:list-item>
                <text:p><text:span text:style-name="T4">Could be classified as stable-</text:span><text:span text:style-name="T4">layout but not required by this </text:span><text:span text:style-name="T4">proposal</text:span></text:p>
              </text:list-item>
            </text:list>
            <text:list text:style-name="L6">
              <text:list-item>
                <text:p><text:span text:style-name="T4">Support may be added by a </text:span><text:span text:style-name="T4">future proposal</text:span></text:p>
              </text:list-item>
            </text:list>
          </draw:text-box>
        </draw:frame>
        <draw:frame draw:style-name="gr7" draw:text-style-name="P11" draw:layer="layout" svg:width="12.4cm" svg:height="10.991cm" svg:x="14.2cm" svg:y="5cm">
          <draw:text-box>
            <text:p text:style-name="P10"><text:span text:style-name="T7">class D {</text:span></text:p>
            <text:p text:style-name="P10"><text:span text:style-name="T7">public:</text:span></text:p>
            <text:p text:style-name="P10"><text:span text:style-name="T7"><text:s text:c="4"/></text:span><text:span text:style-name="T7">int d;</text:span></text:p>
            <text:p text:style-name="P10"><text:span text:style-name="T7"><text:s text:c="4"/></text:span><text:span text:style-name="T7">virtual foo();</text:span></text:p>
            <text:p text:style-name="P10"><text:span text:style-name="T7">};</text:span></text:p>
            <text:p text:style-name="P10"><text:span text:style-name="T7"/></text:p>
            <text:p text:style-name="P10"><text:span text:style-name="T7">// Typical binary layout:</text:span></text:p>
            <text:p text:style-name="P10"><text:span text:style-name="T7">class D {</text:span></text:p>
            <text:p text:style-name="P10"><text:span text:style-name="T7">public:</text:span></text:p>
            <text:p text:style-name="P10"><text:span text:style-name="T7"><text:s text:c="4"/></text:span><text:span text:style-name="T7">// Hidden</text:span></text:p>
            <text:p text:style-name="P10"><text:span text:style-name="T7"><text:s text:c="4"/></text:span><text:span text:style-name="T7">void* vtable;</text:span></text:p>
            <text:p text:style-name="P10"><text:span text:style-name="T7"><text:s text:c="4"/></text:span><text:span text:style-name="T7">int d;</text:span></text:p>
            <text:p text:style-name="P10"><text:span text:style-name="T7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1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Classes with Virtual Inheritance</text:span></text:p>
          </draw:text-box>
        </draw:frame>
        <draw:frame presentation:style-name="pr7" draw:layer="layout" svg:width="12.297cm" svg:height="12.179cm" svg:x="1.4cm" svg:y="5cm" presentation:class="outline" presentation:user-transformed="true">
          <draw:text-box>
            <text:list text:style-name="L5">
              <text:list-item>
                <text:p>Virtual base classes affect binary layout</text:p>
              </text:list-item>
              <text:list-item>
                <text:p>Generally, member offsets are runtime property</text:p>
                <text:p/>
              </text:list-item>
            </text:list>
            <text:list text:style-name="L7">
              <text:list-item>
                <text:p>Not suitable for stable-layout classes</text:p>
              </text:list-item>
            </text:list>
          </draw:text-box>
        </draw:frame>
        <draw:frame draw:style-name="gr8" draw:text-style-name="P11" draw:layer="layout" svg:width="12.4cm" svg:height="12.423cm" svg:x="14.2cm" svg:y="5cm">
          <draw:text-box>
            <text:p text:style-name="P10"><text:span text:style-name="T7">class E : virtual public A {</text:span></text:p>
            <text:p text:style-name="P10"><text:span text:style-name="T7">public:</text:span></text:p>
            <text:p text:style-name="P10"><text:span text:style-name="T7"><text:s text:c="4"/></text:span><text:span text:style-name="T7">int e;</text:span></text:p>
            <text:p text:style-name="P10"><text:span text:style-name="T7">};</text:span></text:p>
            <text:p text:style-name="P10"><text:span text:style-name="T7"/></text:p>
            <text:p text:style-name="P10"><text:span text:style-name="T7">// Possible implementation</text:span></text:p>
            <text:p text:style-name="P10"><text:span text:style-name="T7">class E {</text:span></text:p>
            <text:p text:style-name="P10"><text:span text:style-name="T7">public:</text:span></text:p>
            <text:p text:style-name="P10"><text:span text:style-name="T7"><text:s text:c="4"/></text:span><text:span text:style-name="T7">// Hidden</text:span></text:p>
            <text:p text:style-name="P10"><text:span text:style-name="T7"><text:s text:c="4"/></text:span><text:span text:style-name="T7">void* vtordisp;</text:span></text:p>
            <text:p text:style-name="P10"><text:span text:style-name="T7"><text:s text:c="4"/></text:span><text:span text:style-name="T7">int e;</text:span></text:p>
            <text:p text:style-name="P10"><text:span text:style-name="T7"/></text:p>
            <text:p text:style-name="P10"><text:span text:style-name="T7"><text:s text:c="4"/></text:span><text:span text:style-name="T7">// Members of class A</text:span></text:p>
            <text:p text:style-name="P10"><text:span text:style-name="T7"><text:s text:c="4"/></text:span><text:span text:style-name="T7">int a;</text:span></text:p>
            <text:p text:style-name="P10"><text:span text:style-name="T7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Allowed Types of Non-static Data Members</text:span>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5">
              <text:list-item>
                <text:p>Scalar types</text:p>
              </text:list-item>
              <text:list-item>
                <text:p>Stable-layout classes</text:p>
              </text:list-item>
              <text:list-item>
                <text:p>Arrays of such types</text:p>
              </text:list-item>
              <text:list-item>
                <text:p>References (as those are commonly implemented as pointers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2" draw:text-style-name="P4" draw:layer="layout" svg:width="20cm" svg:height="2cm" svg:x="1.4cm" svg:y="1.6cm" presentation:class="title" presentation:user-transformed="true">
          <draw:text-box>
            <text:p><text:span text:style-name="T4">Requirements for Stable-Layout Classes</text:span>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5">
              <text:list-item>
                <text:p>No virtual functions (may change with a future proposal)</text:p>
              </text:list-item>
              <text:list-item>
                <text:p>No virtual base classes</text:p>
              </text:list-item>
              <text:list-item>
                <text:p>No non-static data members other than stable-layout types*, arrays thereof or references</text:p>
              </text:list-item>
              <text:list-item>
                <text:p>No non-stable-layout base classes</text:p>
                <text:p/>
                <text:p>* stable-layout types include stable-layout classes and scalar typ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1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4" draw:text-style-name="P4" draw:layer="layout" svg:width="20cm" svg:height="2cm" svg:x="1.4cm" svg:y="1.6cm" presentation:class="title">
          <draw:text-box>
            <text:p><text:span text:style-name="T4">Stable-layout Class Guarantees</text:span>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5">
              <text:list-item>
                <text:p>Objects occupy contiguous storage</text:p>
              </text:list-item>
              <text:list-item>
                <text:p>Non-static data member offsets* are stable across all objects</text:p>
                <text:p/>
                <text:p>* not applicable to reference members as address of a reference cannot be take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14">
        <draw:frame presentation:style-name="pr2" draw:text-style-name="P4" draw:layer="layout" svg:width="20cm" svg:height="2cm" svg:x="1.4cm" svg:y="1.6cm" presentation:class="title">
          <draw:text-box>
            <text:p><text:span text:style-name="T4">Offsetof Extension</text:span></text:p>
          </draw:text-box>
        </draw:frame>
        <draw:frame presentation:style-name="pr8" draw:layer="layout" svg:width="25.2cm" svg:height="5.809cm" svg:x="1.4cm" svg:y="4.8cm" presentation:class="outline" presentation:user-transformed="true">
          <draw:text-box>
            <text:list text:style-name="L5">
              <text:list-item>
                <text:p>Implementations are <text:span text:style-name="T9">required </text:span><text:span text:style-name="T9">to support</text:span> offsetof for stable-layout classes (not just standard-layout classes)</text:p>
              </text:list-item>
              <text:list-item>
                <text:p>Implementations <text:span text:style-name="T9">can </text:span><text:span text:style-name="T9">conditionally support</text:span> offsetof for non-stable-layout classes</text:p>
              </text:list-item>
              <text:list-item>
                <text:p>Offsetof for reference members or for nested members identified through a reference is UB</text:p>
              </text:list-item>
            </text:list>
          </draw:text-box>
        </draw:frame>
        <draw:frame draw:style-name="gr9" draw:text-style-name="P11" draw:layer="layout" svg:width="24.8cm" svg:height="8.251cm" svg:x="1.62cm" svg:y="10.869cm">
          <draw:text-box>
            <text:p text:style-name="P10"><text:span text:style-name="T7">struct Bad {</text:span></text:p>
            <text:p text:style-name="P10"><text:span text:style-name="T7"><text:s text:c="4"/></text:span><text:span text:style-name="T7">int&amp; n;</text:span></text:p>
            <text:p text:style-name="P10"><text:span text:style-name="T7"><text:s text:c="4"/></text:span><text:span text:style-name="T7">A&amp; a;</text:span></text:p>
            <text:p text:style-name="P10"><text:span text:style-name="T7"><text:s text:c="4"/></text:span><text:span text:style-name="T7">int x;</text:span></text:p>
            <text:p text:style-name="P10"><text:span text:style-name="T7">};</text:span></text:p>
            <text:p text:style-name="P10"><text:span text:style-name="T7"/></text:p>
            <text:p text:style-name="P10"><text:span text:style-name="T7">offsetof(Bad, n); <text:s text:c="3"/>// UB, Bad::n is a reference</text:span></text:p>
            <text:p text:style-name="P10"><text:span text:style-name="T7">offsetof(Bad, a.a); <text:s/>// UB, a.a is identified through</text:span></text:p>
            <text:p text:style-name="P10"><text:span text:style-name="T7"><text:s text:c="21"/></text:span><text:span text:style-name="T7">// Bad::a</text:span></text:p>
            <text:p text:style-name="P10"><text:span text:style-name="T7">offsetof(Bad, x); <text:s text:c="3"/>// ok, returns offset of Bad::x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4" draw:text-style-name="P4" draw:layer="layout" svg:width="20cm" svg:height="2cm" svg:x="1.4cm" svg:y="1.6cm" presentation:class="title">
          <draw:text-box>
            <text:p><text:span text:style-name="T4">Type Traits Additions</text:span>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5">
              <text:list-item>
                <text:p>New type trait: is_stable_layout</text:p>
              </text:list-item>
              <text:list-item>
                <text:p>Value shortcut: is_stable_layout_v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8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svg:stroke-color="#3465af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font-charset="x-symbol" style:use-window-font-color="true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60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3:40:53.702472845</meta:creation-date>
    <meta:editing-duration>PT3H12M4S</meta:editing-duration>
    <meta:editing-cycles>26</meta:editing-cycles>
    <meta:generator>LibreOffice/5.3.1.2$Linux_X86_64 LibreOffice_project/30m0$Build-2</meta:generator>
    <meta:initial-creator>Andrey Semashev</meta:initial-creator>
    <dc:date>2017-10-24T19:40:37.607174186</dc:date>
    <dc:creator>Andrey Semashev</dc:creator>
    <meta:document-statistic meta:object-count="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